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9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map style:condition="cell-content()=1" style:apply-style-name="Good" style:base-cell-address="sendloc2_trans2_laketrial_aug13_2018_main_lobe_ang.G36"/>
    </style:style>
    <style:style style:name="ce6" style:family="table-cell" style:parent-style-name="Default">
      <style:map style:condition="cell-content()&gt;1.001" style:apply-style-name="Bad" style:base-cell-address="sendloc2_trans2_laketrial_aug13_2018_main_lobe_ang.G37"/>
      <style:map style:condition="cell-content()&lt;0.999" style:apply-style-name="Bad" style:base-cell-address="sendloc2_trans2_laketrial_aug13_2018_main_lobe_ang.G37"/>
      <style:map style:condition="cell-content-is-between(0.999,1.001)" style:apply-style-name="Good" style:base-cell-address="sendloc2_trans2_laketrial_aug13_2018_main_lobe_ang.G37"/>
    </style:style>
    <style:style style:name="ce7" style:family="table-cell" style:parent-style-name="Default">
      <style:map style:condition="cell-content()&lt;1.005" style:apply-style-name="Good" style:base-cell-address="sendloc2_trans2_laketrial_aug13_2018_main_lobe_ang.G38"/>
    </style:style>
    <style:style style:name="ce8" style:family="table-cell" style:parent-style-name="Default">
      <style:map style:condition="cell-content()&lt;1.01" style:apply-style-name="Good" style:base-cell-address="sendloc2_trans2_laketrial_aug13_2018_main_lobe_ang.G39"/>
    </style:style>
    <style:style style:name="ce9" style:family="table-cell" style:parent-style-name="Default">
      <style:table-cell-properties fo:background-color="#cccc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map style:condition="cell-content()&gt;1" style:apply-style-name="Bad" style:base-cell-address="sendloc2_trans2_laketrial_aug13_2018_main_lobe_ang.I36"/>
    </style:style>
    <style:style style:name="ce12" style:family="table-cell" style:parent-style-name="Default">
      <style:map style:condition="cell-content()&gt;1.001" style:apply-style-name="Bad" style:base-cell-address="sendloc2_trans2_laketrial_aug13_2018_main_lobe_ang.I3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dloc2_trans2_laketrial_aug13_2018_main_lobe_ang" table:style-name="ta1">
        <table:shapes>
          <draw:frame draw:z-index="0" draw:style-name="gr1" draw:text-style-name="P1" svg:width="602.73pt" svg:height="339.02pt" svg:x="496.12pt" svg:y="26.16pt">
            <draw:object draw:notify-on-update-of-ranges="sendloc2_trans2_laketrial_aug13_2018_main_lobe_ang.G1:sendloc2_trans2_laketrial_aug13_2018_main_lobe_ang.G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74124" calcext:value-type="float">
            <text:p>2.274124</text:p>
          </table:table-cell>
          <table:table-cell table:formula="of:=POWER([.B1];2)" office:value-type="float" office:value="5.171639967376" calcext:value-type="float">
            <text:p>5.171639967376</text:p>
          </table:table-cell>
          <table:table-cell table:formula="of:=[.C1]" office:value-type="float" office:value="5.171639967376" calcext:value-type="float">
            <text:p>5.171639967376</text:p>
          </table:table-cell>
          <table:table-cell table:formula="of:=[.C1]/281.0436058" office:value-type="float" office:value="0.0184015571272463" calcext:value-type="float">
            <text:p>0.018401557127246</text:p>
          </table:table-cell>
          <table:table-cell table:formula="of:=10*LOG10([.C1])" office:value-type="float" office:value="7.13628283102319" calcext:value-type="float">
            <text:p>7.13628283102319</text:p>
          </table:table-cell>
          <table:table-cell table:formula="of:=[.C1]/281.0436058" office:value-type="float" office:value="0.0184015571272463" calcext:value-type="float">
            <text:p>0.0184015571272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94673" calcext:value-type="float">
            <text:p>-1.694673</text:p>
          </table:table-cell>
          <table:table-cell table:formula="of:=POWER([.B2];2)" office:value-type="float" office:value="2.871916576929" calcext:value-type="float">
            <text:p>2.871916576929</text:p>
          </table:table-cell>
          <table:table-cell table:formula="of:=SUM([.C2];[.D1])" office:value-type="float" office:value="8.043556544305" calcext:value-type="float">
            <text:p>8.043556544305</text:p>
          </table:table-cell>
          <table:table-cell table:formula="of:=[.C2]/281.0436058" office:value-type="float" office:value="0.0102187579352819" calcext:value-type="float">
            <text:p>0.010218757935282</text:p>
          </table:table-cell>
          <table:table-cell table:formula="of:=10*LOG10([.C2])" office:value-type="float" office:value="4.58171820422074" calcext:value-type="float">
            <text:p>4.58171820422074</text:p>
          </table:table-cell>
          <table:table-cell table:formula="of:=[.C2]/281.0436058" office:value-type="float" office:value="0.0102187579352819" calcext:value-type="float">
            <text:p>0.010218757935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79676" calcext:value-type="float">
            <text:p>4.179676</text:p>
          </table:table-cell>
          <table:table-cell table:formula="of:=POWER([.B3];2)" office:value-type="float" office:value="17.469691464976" calcext:value-type="float">
            <text:p>17.469691464976</text:p>
          </table:table-cell>
          <table:table-cell table:formula="of:=SUM([.C3];[.D2])" office:value-type="float" office:value="25.513248009281" calcext:value-type="float">
            <text:p>25.513248009281</text:p>
          </table:table-cell>
          <table:table-cell table:formula="of:=[.C3]/281.0436058" office:value-type="float" office:value="0.0621600744669068" calcext:value-type="float">
            <text:p>0.062160074466907</text:p>
          </table:table-cell>
          <table:table-cell table:formula="of:=10*LOG10([.C3])" office:value-type="float" office:value="12.4228523490613" calcext:value-type="float">
            <text:p>12.4228523490613</text:p>
          </table:table-cell>
          <table:table-cell table:formula="of:=[.C3]/281.0436058" office:value-type="float" office:value="0.0621600744669068" calcext:value-type="float">
            <text:p>0.0621600744669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04685" calcext:value-type="float">
            <text:p>3.704685</text:p>
          </table:table-cell>
          <table:table-cell table:formula="of:=POWER([.B4];2)" office:value-type="float" office:value="13.724690949225" calcext:value-type="float">
            <text:p>13.724690949225</text:p>
          </table:table-cell>
          <table:table-cell table:formula="of:=SUM([.C4];[.D3])" office:value-type="float" office:value="39.237938958506" calcext:value-type="float">
            <text:p>39.237938958506</text:p>
          </table:table-cell>
          <table:table-cell table:formula="of:=[.C4]/281.0436058" office:value-type="float" office:value="0.0488347383323567" calcext:value-type="float">
            <text:p>0.048834738332357</text:p>
          </table:table-cell>
          <table:table-cell table:formula="of:=10*LOG10([.C4])" office:value-type="float" office:value="11.3750257384655" calcext:value-type="float">
            <text:p>11.3750257384655</text:p>
          </table:table-cell>
          <table:table-cell table:formula="of:=[.C4]/281.0436058" office:value-type="float" office:value="0.0488347383323567" calcext:value-type="float">
            <text:p>0.0488347383323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6539" calcext:value-type="float">
            <text:p>2.286539</text:p>
          </table:table-cell>
          <table:table-cell table:formula="of:=POWER([.B5];2)" office:value-type="float" office:value="5.228260598521" calcext:value-type="float">
            <text:p>5.228260598521</text:p>
          </table:table-cell>
          <table:table-cell table:formula="of:=SUM([.C5];[.D4])" office:value-type="float" office:value="44.466199557027" calcext:value-type="float">
            <text:p>44.466199557027</text:p>
          </table:table-cell>
          <table:table-cell table:formula="of:=[.C5]/281.0436058" office:value-type="float" office:value="0.0186030227716392" calcext:value-type="float">
            <text:p>0.018603022771639</text:p>
          </table:table-cell>
          <table:table-cell table:formula="of:=10*LOG10([.C5])" office:value-type="float" office:value="7.18357226513522" calcext:value-type="float">
            <text:p>7.18357226513522</text:p>
          </table:table-cell>
          <table:table-cell table:formula="of:=[.C5]/281.0436058" office:value-type="float" office:value="0.0186030227716392" calcext:value-type="float">
            <text:p>0.01860302277163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0928" calcext:value-type="float">
            <text:p>-2.50928</text:p>
          </table:table-cell>
          <table:table-cell table:formula="of:=POWER([.B6];2)" office:value-type="float" office:value="6.2964861184" calcext:value-type="float">
            <text:p>6.2964861184</text:p>
          </table:table-cell>
          <table:table-cell table:formula="of:=SUM([.C6];[.D5])" office:value-type="float" office:value="50.762685675427" calcext:value-type="float">
            <text:p>50.762685675427</text:p>
          </table:table-cell>
          <table:table-cell table:formula="of:=[.C6]/281.0436058" office:value-type="float" office:value="0.0224039472468226" calcext:value-type="float">
            <text:p>0.022403947246823</text:p>
          </table:table-cell>
          <table:table-cell table:formula="of:=10*LOG10([.C6])" office:value-type="float" office:value="7.99098250225975" calcext:value-type="float">
            <text:p>7.99098250225975</text:p>
          </table:table-cell>
          <table:table-cell table:formula="of:=[.C6]/281.0436058" office:value-type="float" office:value="0.0224039472468226" calcext:value-type="float">
            <text:p>0.0224039472468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93738" calcext:value-type="float">
            <text:p>2.593738</text:p>
          </table:table-cell>
          <table:table-cell table:formula="of:=POWER([.B7];2)" office:value-type="float" office:value="6.727476812644" calcext:value-type="float">
            <text:p>6.727476812644</text:p>
          </table:table-cell>
          <table:table-cell table:formula="of:=SUM([.C7];[.D6])" office:value-type="float" office:value="57.490162488071" calcext:value-type="float">
            <text:p>57.490162488071</text:p>
          </table:table-cell>
          <table:table-cell table:formula="of:=[.C7]/281.0436058" office:value-type="float" office:value="0.0239374839840032" calcext:value-type="float">
            <text:p>0.023937483984003</text:p>
          </table:table-cell>
          <table:table-cell table:formula="of:=10*LOG10([.C7])" office:value-type="float" office:value="8.27852209570967" calcext:value-type="float">
            <text:p>8.27852209570967</text:p>
          </table:table-cell>
          <table:table-cell table:formula="of:=[.C7]/281.0436058" office:value-type="float" office:value="0.0239374839840032" calcext:value-type="float">
            <text:p>0.02393748398400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33945" calcext:value-type="float">
            <text:p>2.333945</text:p>
          </table:table-cell>
          <table:table-cell table:formula="of:=POWER([.B8];2)" office:value-type="float" office:value="5.447299263025" calcext:value-type="float">
            <text:p>5.447299263025</text:p>
          </table:table-cell>
          <table:table-cell table:formula="of:=SUM([.C8];[.D7])" office:value-type="float" office:value="62.937461751096" calcext:value-type="float">
            <text:p>62.937461751096</text:p>
          </table:table-cell>
          <table:table-cell table:formula="of:=[.C8]/281.0436058" office:value-type="float" office:value="0.0193823988541532" calcext:value-type="float">
            <text:p>0.019382398854153</text:p>
          </table:table-cell>
          <table:table-cell table:formula="of:=10*LOG10([.C8])" office:value-type="float" office:value="7.36181235142829" calcext:value-type="float">
            <text:p>7.36181235142829</text:p>
          </table:table-cell>
          <table:table-cell table:formula="of:=[.C8]/281.0436058" office:value-type="float" office:value="0.0193823988541532" calcext:value-type="float">
            <text:p>0.01938239885415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180381" calcext:value-type="float">
            <text:p>-4.180381</text:p>
          </table:table-cell>
          <table:table-cell table:formula="of:=POWER([.B9];2)" office:value-type="float" office:value="17.475585305161" calcext:value-type="float">
            <text:p>17.475585305161</text:p>
          </table:table-cell>
          <table:table-cell table:formula="of:=SUM([.C9];[.D8])" office:value-type="float" office:value="80.413047056257" calcext:value-type="float">
            <text:p>80.413047056257</text:p>
          </table:table-cell>
          <table:table-cell table:formula="of:=[.C9]/281.0436058" office:value-type="float" office:value="0.0621810457328006" calcext:value-type="float">
            <text:p>0.062181045732801</text:p>
          </table:table-cell>
          <table:table-cell table:formula="of:=10*LOG10([.C9])" office:value-type="float" office:value="12.4243173037164" calcext:value-type="float">
            <text:p>12.4243173037164</text:p>
          </table:table-cell>
          <table:table-cell table:formula="of:=[.C9]/281.0436058" office:value-type="float" office:value="0.0621810457328006" calcext:value-type="float">
            <text:p>0.0621810457328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16356" calcext:value-type="float">
            <text:p>5.516356</text:p>
          </table:table-cell>
          <table:table-cell table:formula="of:=POWER([.B10];2)" office:value-type="float" office:value="30.430183518736" calcext:value-type="float">
            <text:p>30.430183518736</text:p>
          </table:table-cell>
          <table:table-cell table:formula="of:=SUM([.C10];[.D9])" office:value-type="float" office:value="110.843230574993" calcext:value-type="float">
            <text:p>110.843230574993</text:p>
          </table:table-cell>
          <table:table-cell table:formula="of:=[.C10]/281.0436058" office:value-type="float" office:value="0.108275665735627" calcext:value-type="float">
            <text:p>0.108275665735627</text:p>
          </table:table-cell>
          <table:table-cell table:formula="of:=10*LOG10([.C10])" office:value-type="float" office:value="14.8330457151472" calcext:value-type="float">
            <text:p>14.8330457151472</text:p>
          </table:table-cell>
          <table:table-cell table:formula="of:=[.C10]/281.0436058" office:value-type="float" office:value="0.108275665735627" calcext:value-type="float">
            <text:p>0.10827566573562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142804" calcext:value-type="float">
            <text:p>-1.142804</text:p>
          </table:table-cell>
          <table:table-cell table:formula="of:=POWER([.B11];2)" office:value-type="float" office:value="1.306000982416" calcext:value-type="float">
            <text:p>1.306000982416</text:p>
          </table:table-cell>
          <table:table-cell table:formula="of:=SUM([.C11];[.D10])" office:value-type="float" office:value="112.149231557409" calcext:value-type="float">
            <text:p>112.149231557409</text:p>
          </table:table-cell>
          <table:table-cell table:formula="of:=[.C11]/281.0436058" office:value-type="float" office:value="0.00464696920856258" calcext:value-type="float">
            <text:p>0.004646969208563</text:p>
          </table:table-cell>
          <table:table-cell table:formula="of:=10*LOG10([.C11])" office:value-type="float" office:value="1.15943503629474" calcext:value-type="float">
            <text:p>1.15943503629474</text:p>
          </table:table-cell>
          <table:table-cell table:formula="of:=[.C11]/281.0436058" office:value-type="float" office:value="0.00464696920856258" calcext:value-type="float">
            <text:p>0.00464696920856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53458" calcext:value-type="float">
            <text:p>1.653458</text:p>
          </table:table-cell>
          <table:table-cell table:formula="of:=POWER([.B12];2)" office:value-type="float" office:value="2.733923357764" calcext:value-type="float">
            <text:p>2.733923357764</text:p>
          </table:table-cell>
          <table:table-cell table:formula="of:=SUM([.C12];[.D11])" office:value-type="float" office:value="114.883154915173" calcext:value-type="float">
            <text:p>114.883154915173</text:p>
          </table:table-cell>
          <table:table-cell table:formula="of:=[.C12]/281.0436058" office:value-type="float" office:value="0.00972775505773133" calcext:value-type="float">
            <text:p>0.009727755057731</text:p>
          </table:table-cell>
          <table:table-cell table:formula="of:=10*LOG10([.C12])" office:value-type="float" office:value="4.3678633548172" calcext:value-type="float">
            <text:p>4.3678633548172</text:p>
          </table:table-cell>
          <table:table-cell table:formula="of:=[.C12]/281.0436058" office:value-type="float" office:value="0.00972775505773133" calcext:value-type="float">
            <text:p>0.00972775505773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406989" calcext:value-type="float">
            <text:p>-0.406989</text:p>
          </table:table-cell>
          <table:table-cell table:formula="of:=POWER([.B13];2)" office:value-type="float" office:value="0.165640046121" calcext:value-type="float">
            <text:p>0.165640046121</text:p>
          </table:table-cell>
          <table:table-cell table:formula="of:=SUM([.C13];[.D12])" office:value-type="float" office:value="115.048794961294" calcext:value-type="float">
            <text:p>115.048794961294</text:p>
          </table:table-cell>
          <table:table-cell table:formula="of:=[.C13]/281.0436058" office:value-type="float" office:value="0.000589374896644597" calcext:value-type="float">
            <text:p>0.000589374896645</text:p>
          </table:table-cell>
          <table:table-cell table:formula="of:=10*LOG10([.C13])" office:value-type="float" office:value="-7.80834657244201" calcext:value-type="float">
            <text:p>-7.80834657244201</text:p>
          </table:table-cell>
          <table:table-cell table:formula="of:=[.C13]/281.0436058" office:value-type="float" office:value="0.000589374896644597" calcext:value-type="float">
            <text:p>0.00058937489664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893912" calcext:value-type="float">
            <text:p>4.893912</text:p>
          </table:table-cell>
          <table:table-cell table:formula="of:=POWER([.B14];2)" office:value-type="float" office:value="23.950374663744" calcext:value-type="float">
            <text:p>23.950374663744</text:p>
          </table:table-cell>
          <table:table-cell table:formula="of:=SUM([.C14];[.D13])" office:value-type="float" office:value="138.999169625038" calcext:value-type="float">
            <text:p>138.999169625038</text:p>
          </table:table-cell>
          <table:table-cell table:formula="of:=[.C14]/281.0436058" office:value-type="float" office:value="0.0852194256317217" calcext:value-type="float">
            <text:p>0.085219425631722</text:p>
          </table:table-cell>
          <table:table-cell table:formula="of:=10*LOG10([.C14])" office:value-type="float" office:value="13.7931231161797" calcext:value-type="float">
            <text:p>13.7931231161797</text:p>
          </table:table-cell>
          <table:table-cell table:formula="of:=[.C14]/281.0436058" office:value-type="float" office:value="0.0852194256317217" calcext:value-type="float">
            <text:p>0.08521942563172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320198" calcext:value-type="float">
            <text:p>-1.320198</text:p>
          </table:table-cell>
          <table:table-cell table:formula="of:=POWER([.B15];2)" office:value-type="float" office:value="1.742922759204" calcext:value-type="float">
            <text:p>1.742922759204</text:p>
          </table:table-cell>
          <table:table-cell table:formula="of:=SUM([.C15];[.D14])" office:value-type="float" office:value="140.742092384242" calcext:value-type="float">
            <text:p>140.742092384242</text:p>
          </table:table-cell>
          <table:table-cell table:formula="of:=[.C15]/281.0436058" office:value-type="float" office:value="0.00620160972615873" calcext:value-type="float">
            <text:p>0.006201609726159</text:p>
          </table:table-cell>
          <table:table-cell table:formula="of:=10*LOG10([.C15])" office:value-type="float" office:value="2.41278140985622" calcext:value-type="float">
            <text:p>2.41278140985622</text:p>
          </table:table-cell>
          <table:table-cell table:formula="of:=[.C15]/281.0436058" office:value-type="float" office:value="0.00620160972615873" calcext:value-type="float">
            <text:p>0.00620160972615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040195" calcext:value-type="float">
            <text:p>-2.040195</text:p>
          </table:table-cell>
          <table:table-cell table:formula="of:=POWER([.B16];2)" office:value-type="float" office:value="4.162395638025" calcext:value-type="float">
            <text:p>4.162395638025</text:p>
          </table:table-cell>
          <table:table-cell table:formula="of:=SUM([.C16];[.D15])" office:value-type="float" office:value="144.904488022267" calcext:value-type="float">
            <text:p>144.904488022267</text:p>
          </table:table-cell>
          <table:table-cell table:formula="of:=[.C16]/281.0436058" office:value-type="float" office:value="0.0148104975602508" calcext:value-type="float">
            <text:p>0.014810497560251</text:p>
          </table:table-cell>
          <table:table-cell table:formula="of:=10*LOG10([.C16])" office:value-type="float" office:value="6.193433577701" calcext:value-type="float">
            <text:p>6.193433577701</text:p>
          </table:table-cell>
          <table:table-cell table:formula="of:=[.C16]/281.0436058" office:value-type="float" office:value="0.0148104975602508" calcext:value-type="float">
            <text:p>0.01481049756025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0929" calcext:value-type="float">
            <text:p>4.00929</text:p>
          </table:table-cell>
          <table:table-cell table:formula="of:=POWER([.B17];2)" office:value-type="float" office:value="16.0744063041" calcext:value-type="float">
            <text:p>16.0744063041</text:p>
          </table:table-cell>
          <table:table-cell table:formula="of:=SUM([.C17];[.D16])" office:value-type="float" office:value="160.978894326367" calcext:value-type="float">
            <text:p>160.978894326367</text:p>
          </table:table-cell>
          <table:table-cell table:formula="of:=[.C17]/281.0436058" office:value-type="float" office:value="0.0571954172675221" calcext:value-type="float">
            <text:p>0.057195417267522</text:p>
          </table:table-cell>
          <table:table-cell table:formula="of:=10*LOG10([.C17])" office:value-type="float" office:value="12.0613494155802" calcext:value-type="float">
            <text:p>12.0613494155802</text:p>
          </table:table-cell>
          <table:table-cell table:formula="of:=[.C17]/281.0436058" office:value-type="float" office:value="0.0571954172675221" calcext:value-type="float">
            <text:p>0.05719541726752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558652" calcext:value-type="float">
            <text:p>-1.558652</text:p>
          </table:table-cell>
          <table:table-cell table:formula="of:=POWER([.B18];2)" office:value-type="float" office:value="2.429396057104" calcext:value-type="float">
            <text:p>2.429396057104</text:p>
          </table:table-cell>
          <table:table-cell table:formula="of:=SUM([.C18];[.D17])" office:value-type="float" office:value="163.408290383471" calcext:value-type="float">
            <text:p>163.408290383471</text:p>
          </table:table-cell>
          <table:table-cell table:formula="of:=[.C18]/281.0436058" office:value-type="float" office:value="0.00864419615663784" calcext:value-type="float">
            <text:p>0.008644196156638</text:p>
          </table:table-cell>
          <table:table-cell table:formula="of:=10*LOG10([.C18])" office:value-type="float" office:value="3.85498322295152" calcext:value-type="float">
            <text:p>3.85498322295152</text:p>
          </table:table-cell>
          <table:table-cell table:formula="of:=[.C18]/281.0436058" office:value-type="float" office:value="0.00864419615663784" calcext:value-type="float">
            <text:p>0.00864419615663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45609" calcext:value-type="float">
            <text:p>2.245609</text:p>
          </table:table-cell>
          <table:table-cell table:formula="of:=POWER([.B19];2)" office:value-type="float" office:value="5.042759780881" calcext:value-type="float">
            <text:p>5.042759780881</text:p>
          </table:table-cell>
          <table:table-cell table:formula="of:=SUM([.C19];[.D18])" office:value-type="float" office:value="168.451050164352" calcext:value-type="float">
            <text:p>168.451050164352</text:p>
          </table:table-cell>
          <table:table-cell table:formula="of:=[.C19]/281.0436058" office:value-type="float" office:value="0.0179429799390974" calcext:value-type="float">
            <text:p>0.017942979939097</text:p>
          </table:table-cell>
          <table:table-cell table:formula="of:=10*LOG10([.C19])" office:value-type="float" office:value="7.02668280409253" calcext:value-type="float">
            <text:p>7.02668280409253</text:p>
          </table:table-cell>
          <table:table-cell table:formula="of:=[.C19]/281.0436058" office:value-type="float" office:value="0.0179429799390974" calcext:value-type="float">
            <text:p>0.0179429799390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440658" calcext:value-type="float">
            <text:p>-2.440658</text:p>
          </table:table-cell>
          <table:table-cell table:formula="of:=POWER([.B20];2)" office:value-type="float" office:value="5.956811472964" calcext:value-type="float">
            <text:p>5.956811472964</text:p>
          </table:table-cell>
          <table:table-cell table:formula="of:=SUM([.C20];[.D19])" office:value-type="float" office:value="174.407861637316" calcext:value-type="float">
            <text:p>174.407861637316</text:p>
          </table:table-cell>
          <table:table-cell table:formula="of:=[.C20]/281.0436058" office:value-type="float" office:value="0.0211953282338794" calcext:value-type="float">
            <text:p>0.021195328233879</text:p>
          </table:table-cell>
          <table:table-cell table:formula="of:=10*LOG10([.C20])" office:value-type="float" office:value="7.75013855336874" calcext:value-type="float">
            <text:p>7.75013855336874</text:p>
          </table:table-cell>
          <table:table-cell table:formula="of:=[.C20]/281.0436058" office:value-type="float" office:value="0.0211953282338794" calcext:value-type="float">
            <text:p>0.02119532823387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01425" calcext:value-type="float">
            <text:p>2.401425</text:p>
          </table:table-cell>
          <table:table-cell table:formula="of:=POWER([.B21];2)" office:value-type="float" office:value="5.766842030625" calcext:value-type="float">
            <text:p>5.766842030625</text:p>
          </table:table-cell>
          <table:table-cell table:formula="of:=SUM([.C21];[.D20])" office:value-type="float" office:value="180.174703667941" calcext:value-type="float">
            <text:p>180.174703667941</text:p>
          </table:table-cell>
          <table:table-cell table:formula="of:=[.C21]/281.0436058" office:value-type="float" office:value="0.0205193852897293" calcext:value-type="float">
            <text:p>0.020519385289729</text:p>
          </table:table-cell>
          <table:table-cell table:formula="of:=10*LOG10([.C21])" office:value-type="float" office:value="7.6093805507528" calcext:value-type="float">
            <text:p>7.6093805507528</text:p>
          </table:table-cell>
          <table:table-cell table:formula="of:=[.C21]/281.0436058" office:value-type="float" office:value="0.0205193852897293" calcext:value-type="float">
            <text:p>0.02051938528972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57314" calcext:value-type="float">
            <text:p>2.257314</text:p>
          </table:table-cell>
          <table:table-cell table:formula="of:=POWER([.B22];2)" office:value-type="float" office:value="5.095466494596" calcext:value-type="float">
            <text:p>5.095466494596</text:p>
          </table:table-cell>
          <table:table-cell table:formula="of:=SUM([.C22];[.D21])" office:value-type="float" office:value="185.270170162537" calcext:value-type="float">
            <text:p>185.270170162537</text:p>
          </table:table-cell>
          <table:table-cell table:formula="of:=[.C22]/281.0436058" office:value-type="float" office:value="0.018130519212816" calcext:value-type="float">
            <text:p>0.018130519212816</text:p>
          </table:table-cell>
          <table:table-cell table:formula="of:=10*LOG10([.C22])" office:value-type="float" office:value="7.07183950217749" calcext:value-type="float">
            <text:p>7.07183950217749</text:p>
          </table:table-cell>
          <table:table-cell table:formula="of:=[.C22]/281.0436058" office:value-type="float" office:value="0.018130519212816" calcext:value-type="float">
            <text:p>0.01813051921281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556214" calcext:value-type="float">
            <text:p>-2.556214</text:p>
          </table:table-cell>
          <table:table-cell table:formula="of:=POWER([.B23];2)" office:value-type="float" office:value="6.534230013796" calcext:value-type="float">
            <text:p>6.534230013796</text:p>
          </table:table-cell>
          <table:table-cell table:formula="of:=SUM([.C23];[.D22])" office:value-type="float" office:value="191.804400176333" calcext:value-type="float">
            <text:p>191.804400176333</text:p>
          </table:table-cell>
          <table:table-cell table:formula="of:=[.C23]/281.0436058" office:value-type="float" office:value="0.0232498796590518" calcext:value-type="float">
            <text:p>0.023249879659052</text:p>
          </table:table-cell>
          <table:table-cell table:formula="of:=10*LOG10([.C23])" office:value-type="float" office:value="8.15194418165765" calcext:value-type="float">
            <text:p>8.15194418165765</text:p>
          </table:table-cell>
          <table:table-cell table:formula="of:=[.C23]/281.0436058" office:value-type="float" office:value="0.0232498796590518" calcext:value-type="float">
            <text:p>0.0232498796590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632211" calcext:value-type="float">
            <text:p>4.632211</text:p>
          </table:table-cell>
          <table:table-cell table:formula="of:=POWER([.B24];2)" office:value-type="float" office:value="21.457378748521" calcext:value-type="float">
            <text:p>21.457378748521</text:p>
          </table:table-cell>
          <table:table-cell table:formula="of:=SUM([.C24];[.D23])" office:value-type="float" office:value="213.261778924854" calcext:value-type="float">
            <text:p>213.261778924854</text:p>
          </table:table-cell>
          <table:table-cell table:formula="of:=[.C24]/281.0436058" office:value-type="float" office:value="0.0763489305776655" calcext:value-type="float">
            <text:p>0.076348930577666</text:p>
          </table:table-cell>
          <table:table-cell table:formula="of:=10*LOG10([.C24])" office:value-type="float" office:value="13.3157666709015" calcext:value-type="float">
            <text:p>13.3157666709015</text:p>
          </table:table-cell>
          <table:table-cell table:formula="of:=[.C24]/281.0436058" office:value-type="float" office:value="0.0763489305776655" calcext:value-type="float">
            <text:p>0.07634893057766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57942" calcext:value-type="float">
            <text:p>4.457942</text:p>
          </table:table-cell>
          <table:table-cell table:formula="of:=POWER([.B25];2)" office:value-type="float" office:value="19.873246875364" calcext:value-type="float">
            <text:p>19.873246875364</text:p>
          </table:table-cell>
          <table:table-cell table:formula="of:=SUM([.C25];[.D24])" office:value-type="float" office:value="233.135025800218" calcext:value-type="float">
            <text:p>233.135025800218</text:p>
          </table:table-cell>
          <table:table-cell table:formula="of:=[.C25]/281.0436058" office:value-type="float" office:value="0.0707123252948386" calcext:value-type="float">
            <text:p>0.070712325294839</text:p>
          </table:table-cell>
          <table:table-cell table:formula="of:=10*LOG10([.C25])" office:value-type="float" office:value="12.9826882759584" calcext:value-type="float">
            <text:p>12.9826882759584</text:p>
          </table:table-cell>
          <table:table-cell table:formula="of:=[.C25]/281.0436058" office:value-type="float" office:value="0.0707123252948386" calcext:value-type="float">
            <text:p>0.0707123252948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421649" calcext:value-type="float">
            <text:p>-1.421649</text:p>
          </table:table-cell>
          <table:table-cell table:formula="of:=POWER([.B26];2)" office:value-type="float" office:value="2.021085879201" calcext:value-type="float">
            <text:p>2.021085879201</text:p>
          </table:table-cell>
          <table:table-cell table:formula="of:=SUM([.C26];[.D25])" office:value-type="float" office:value="235.156111679419" calcext:value-type="float">
            <text:p>235.156111679419</text:p>
          </table:table-cell>
          <table:table-cell table:formula="of:=[.C26]/281.0436058" office:value-type="float" office:value="0.00719136047748858" calcext:value-type="float">
            <text:p>0.007191360477489</text:p>
          </table:table-cell>
          <table:table-cell table:formula="of:=10*LOG10([.C26])" office:value-type="float" office:value="3.05584767780861" calcext:value-type="float">
            <text:p>3.05584767780861</text:p>
          </table:table-cell>
          <table:table-cell table:formula="of:=[.C26]/281.0436058" office:value-type="float" office:value="0.00719136047748858" calcext:value-type="float">
            <text:p>0.00719136047748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.040793" calcext:value-type="float">
            <text:p>-2.040793</text:p>
          </table:table-cell>
          <table:table-cell table:formula="of:=POWER([.B27];2)" office:value-type="float" office:value="4.164836068849" calcext:value-type="float">
            <text:p>4.164836068849</text:p>
          </table:table-cell>
          <table:table-cell table:formula="of:=SUM([.C27];[.D26])" office:value-type="float" office:value="239.320947748268" calcext:value-type="float">
            <text:p>239.320947748268</text:p>
          </table:table-cell>
          <table:table-cell table:formula="of:=[.C27]/281.0436058" office:value-type="float" office:value="0.0148191810199476" calcext:value-type="float">
            <text:p>0.014819181019948</text:p>
          </table:table-cell>
          <table:table-cell table:formula="of:=10*LOG10([.C27])" office:value-type="float" office:value="6.19597911914378" calcext:value-type="float">
            <text:p>6.19597911914378</text:p>
          </table:table-cell>
          <table:table-cell table:formula="of:=[.C27]/281.0436058" office:value-type="float" office:value="0.0148191810199476" calcext:value-type="float">
            <text:p>0.0148191810199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260258" calcext:value-type="float">
            <text:p>3.260258</text:p>
          </table:table-cell>
          <table:table-cell table:formula="of:=POWER([.B28];2)" office:value-type="float" office:value="10.629282226564" calcext:value-type="float">
            <text:p>10.629282226564</text:p>
          </table:table-cell>
          <table:table-cell table:formula="of:=SUM([.C28];[.D27])" office:value-type="float" office:value="249.950229974832" calcext:value-type="float">
            <text:p>249.950229974832</text:p>
          </table:table-cell>
          <table:table-cell table:formula="of:=[.C28]/281.0436058" office:value-type="float" office:value="0.0378207580859468" calcext:value-type="float">
            <text:p>0.037820758085947</text:p>
          </table:table-cell>
          <table:table-cell table:formula="of:=10*LOG10([.C28])" office:value-type="float" office:value="10.2650393850567" calcext:value-type="float">
            <text:p>10.2650393850567</text:p>
          </table:table-cell>
          <table:table-cell table:formula="of:=[.C28]/281.0436058" office:value-type="float" office:value="0.0378207580859468" calcext:value-type="float">
            <text:p>0.03782075808594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099755" calcext:value-type="float">
            <text:p>-1.099755</text:p>
          </table:table-cell>
          <table:table-cell table:formula="of:=POWER([.B29];2)" office:value-type="float" office:value="1.209461060025" calcext:value-type="float">
            <text:p>1.209461060025</text:p>
          </table:table-cell>
          <table:table-cell table:formula="of:=SUM([.C29];[.D28])" office:value-type="float" office:value="251.159691034857" calcext:value-type="float">
            <text:p>251.159691034857</text:p>
          </table:table-cell>
          <table:table-cell table:formula="of:=[.C29]/281.0436058" office:value-type="float" office:value="0.00430346407128612" calcext:value-type="float">
            <text:p>0.004303464071286</text:p>
          </table:table-cell>
          <table:table-cell table:formula="of:=10*LOG10([.C29])" office:value-type="float" office:value="0.825918903179843" calcext:value-type="float">
            <text:p>0.825918903179843</text:p>
          </table:table-cell>
          <table:table-cell table:formula="of:=[.C29]/281.0436058" office:value-type="float" office:value="0.00430346407128612" calcext:value-type="float">
            <text:p>0.00430346407128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25886" calcext:value-type="float">
            <text:p>-0.25886</text:p>
          </table:table-cell>
          <table:table-cell table:formula="of:=POWER([.B30];2)" office:value-type="float" office:value="0.0670084996" calcext:value-type="float">
            <text:p>0.0670084996</text:p>
          </table:table-cell>
          <table:table-cell table:formula="of:=SUM([.C30];[.D29])" office:value-type="float" office:value="251.226699534457" calcext:value-type="float">
            <text:p>251.226699534457</text:p>
          </table:table-cell>
          <table:table-cell table:formula="of:=[.C30]/281.0436058" office:value-type="float" office:value="0.000238427412035432" calcext:value-type="float">
            <text:p>0.000238427412035</text:p>
          </table:table-cell>
          <table:table-cell table:formula="of:=10*LOG10([.C30])" office:value-type="float" office:value="-11.7387010632518" calcext:value-type="float">
            <text:p>-11.7387010632518</text:p>
          </table:table-cell>
          <table:table-cell table:formula="of:=[.C30]/281.0436058" office:value-type="float" office:value="0.000238427412035432" calcext:value-type="float">
            <text:p>0.0002384274120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.114006" calcext:value-type="float">
            <text:p>-5.114006</text:p>
          </table:table-cell>
          <table:table-cell table:formula="of:=POWER([.B31];2)" office:value-type="float" office:value="26.153057368036" calcext:value-type="float">
            <text:p>26.153057368036</text:p>
          </table:table-cell>
          <table:table-cell table:formula="of:=SUM([.C31];[.D30])" office:value-type="float" office:value="277.379756902493" calcext:value-type="float">
            <text:p>277.379756902493</text:p>
          </table:table-cell>
          <table:table-cell table:formula="of:=[.C31]/281.0436058" office:value-type="float" office:value="0.0930569378854589" calcext:value-type="float">
            <text:p>0.093056937885459</text:p>
          </table:table-cell>
          <table:table-cell table:formula="of:=10*LOG10([.C31])" office:value-type="float" office:value="14.1752246645195" calcext:value-type="float">
            <text:p>14.1752246645195</text:p>
          </table:table-cell>
          <table:table-cell table:formula="of:=[.C31]/281.0436058" office:value-type="float" office:value="0.0930569378854589" calcext:value-type="float">
            <text:p>0.09305693788545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104019" calcext:value-type="float">
            <text:p>1.104019</text:p>
          </table:table-cell>
          <table:table-cell table:formula="of:=POWER([.B32];2)" office:value-type="float" office:value="1.218857952361" calcext:value-type="float">
            <text:p>1.218857952361</text:p>
          </table:table-cell>
          <table:table-cell table:formula="of:=SUM([.C32];[.D31])" office:value-type="float" office:value="278.598614854854" calcext:value-type="float">
            <text:p>278.598614854854</text:p>
          </table:table-cell>
          <table:table-cell table:formula="of:=[.C32]/281.0436058" office:value-type="float" office:value="0.00433689978069944" calcext:value-type="float">
            <text:p>0.004336899780699</text:p>
          </table:table-cell>
          <table:table-cell table:formula="of:=10*LOG10([.C32])" office:value-type="float" office:value="0.85953095199678" calcext:value-type="float">
            <text:p>0.85953095199678</text:p>
          </table:table-cell>
          <table:table-cell table:formula="of:=[.C32]/281.0436058" office:value-type="float" office:value="0.00433689978069944" calcext:value-type="float">
            <text:p>0.00433689978069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.392046" calcext:value-type="float">
            <text:p>-1.392046</text:p>
          </table:table-cell>
          <table:table-cell table:formula="of:=POWER([.B33];2)" office:value-type="float" office:value="1.937792066116" calcext:value-type="float">
            <text:p>1.937792066116</text:p>
          </table:table-cell>
          <table:table-cell table:formula="of:=SUM([.C33];[.D32])" office:value-type="float" office:value="280.53640692097" calcext:value-type="float">
            <text:p>280.53640692097</text:p>
          </table:table-cell>
          <table:table-cell table:formula="of:=[.C33]/281.0436058" office:value-type="float" office:value="0.00689498720527731" calcext:value-type="float">
            <text:p>0.006894987205277</text:p>
          </table:table-cell>
          <table:table-cell table:formula="of:=10*LOG10([.C33])" office:value-type="float" office:value="2.87307173445762" calcext:value-type="float">
            <text:p>2.87307173445762</text:p>
          </table:table-cell>
          <table:table-cell table:formula="of:=[.C33]/281.0436058" office:value-type="float" office:value="0.00689498720527731" calcext:value-type="float">
            <text:p>0.00689498720527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2179" calcext:value-type="float">
            <text:p>0.712179</text:p>
          </table:table-cell>
          <table:table-cell table:formula="of:=POWER([.B34];2)" office:value-type="float" office:value="0.507198928041" calcext:value-type="float">
            <text:p>0.507198928041</text:p>
          </table:table-cell>
          <table:table-cell table:formula="of:=SUM([.C34];[.D33])" office:value-type="float" office:value="281.043605849011" calcext:value-type="float">
            <text:p>281.043605849011</text:p>
          </table:table-cell>
          <table:table-cell table:formula="of:=[.C34]/281.0436058" office:value-type="float" office:value="0.0018046983371041" calcext:value-type="float">
            <text:p>0.001804698337104</text:p>
          </table:table-cell>
          <table:table-cell table:formula="of:=10*LOG10([.C34])" office:value-type="float" office:value="-2.9482167300166" calcext:value-type="float">
            <text:p>-2.9482167300166</text:p>
          </table:table-cell>
          <table:table-cell table:formula="of:=[.C34]/281.0436058" office:value-type="float" office:value="0.0018046983371041" calcext:value-type="float">
            <text:p>0.0018046983371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IMG^2</text:p>
          </table:table-cell>
          <table:table-cell table:style-name="ce3" office:value-type="string" calcext:value-type="string">
            <text:p>IMG^2 SUM</text:p>
          </table:table-cell>
          <table:table-cell table:style-name="ce4" office:value-type="string" calcext:value-type="string">
            <text:p>IMG^2 / SUM</text:p>
          </table:table-cell>
          <table:table-cell table:style-name="ce1" office:value-type="string" calcext:value-type="string">
            <text:p>dBi</text:p>
          </table:table-cell>
          <table:table-cell table:style-name="ce1" office:value-type="string" calcext:value-type="string">
            <text:p>Pwr Dst</text:p>
          </table:table-cell>
          <table:table-cell table:style-name="ce9" office:value-type="string" calcext:value-type="string">
            <text:p>SUM below</text:p>
          </table:table-cell>
          <table:table-cell/>
        </table:table-row>
        <table:table-row table:style-name="ro1">
          <table:table-cell/>
          <table:table-cell table:formula="of:=SUM([.B1:.B34])" office:value-type="float" office:value="23.339527" calcext:value-type="float">
            <text:p>23.339527</text:p>
          </table:table-cell>
          <table:table-cell table:style-name="ce2" table:formula="of:=SUM([.C1:.C34])" office:value-type="float" office:value="281.043605849011" calcext:value-type="float">
            <text:p>281.043605849011</text:p>
          </table:table-cell>
          <table:table-cell table:formula="of:=SUM([.C1:.C34])" office:value-type="float" office:value="281.043605849011" calcext:value-type="float">
            <text:p>281.043605849011</text:p>
          </table:table-cell>
          <table:table-cell table:formula="of:=SUM([.E1:.E34])" office:value-type="float" office:value="1.00000000017439" calcext:value-type="float">
            <text:p>1.00000000017439</text:p>
          </table:table-cell>
          <table:table-cell table:formula="of:=SUM([.F1:.F34])" office:value-type="float" office:value="217.094889098909" calcext:value-type="float">
            <text:p>217.094889098909</text:p>
          </table:table-cell>
          <table:table-cell table:style-name="ce5" table:formula="of:=SUM([.G1:.G34])" office:value-type="float" office:value="1.00000000017439" calcext:value-type="float">
            <text:p>1.00000000017439</text:p>
          </table:table-cell>
          <table:table-cell table:style-name="ce10" office:value-type="string" calcext:value-type="string">
            <text:p>no error</text:p>
          </table:table-cell>
          <table:table-cell table:style-name="ce11"/>
        </table:table-row>
        <table:table-row table:style-name="ro1">
          <table:table-cell table:number-columns-repeated="3"/>
          <table:table-cell table:formula="of:=SQRT([.D36])" office:value-type="float" office:value="16.7643552172164" calcext:value-type="float">
            <text:p>16.7643552172164</text:p>
          </table:table-cell>
          <table:table-cell table:number-columns-repeated="2"/>
          <table:table-cell table:style-name="ce6" table:formula="of:=SUM([.G1:.G34])" office:value-type="float" office:value="1.00000000017439" calcext:value-type="float">
            <text:p>1.00000000017439</text:p>
          </table:table-cell>
          <table:table-cell table:style-name="ce10" office:value-type="string" calcext:value-type="string">
            <text:p>0.1% error</text:p>
          </table:table-cell>
          <table:table-cell table:style-name="ce12" office:value-type="string" calcext:value-type="string">
            <text:p>6-sigma error</text:p>
          </table:table-cell>
        </table:table-row>
        <table:table-row table:style-name="ro1">
          <table:table-cell table:number-columns-repeated="6"/>
          <table:table-cell table:style-name="ce7" table:formula="of:=SUM([.G1:.G34])" office:value-type="float" office:value="1.00000000017439" calcext:value-type="float">
            <text:p>1.00000000017439</text:p>
          </table:table-cell>
          <table:table-cell table:style-name="ce10" office:value-type="string" calcext:value-type="string">
            <text:p>0.5% error</text:p>
          </table:table-cell>
          <table:table-cell table:style-name="ce7" office:value-type="string" calcext:value-type="string">
            <text:p>3-sigma error</text:p>
          </table:table-cell>
        </table:table-row>
        <table:table-row table:style-name="ro1">
          <table:table-cell table:number-columns-repeated="6"/>
          <table:table-cell table:style-name="ce8" table:formula="of:=SUM([.G1:.G34])" office:value-type="float" office:value="1.00000000017439" calcext:value-type="float">
            <text:p>1.00000000017439</text:p>
          </table:table-cell>
          <table:table-cell table:style-name="ce10" office:value-type="string" calcext:value-type="string">
            <text:p>1% error</text:p>
          </table:table-cell>
          <table:table-cell table:style-name="ce8"/>
        </table:table-row>
        <calcext:conditional-formats>
          <calcext:conditional-format calcext:target-range-address="sendloc2_trans2_laketrial_aug13_2018_main_lobe_ang.I36:sendloc2_trans2_laketrial_aug13_2018_main_lobe_ang.I36">
            <calcext:condition calcext:apply-style-name="Bad" calcext:value="&gt;1" calcext:base-cell-address="sendloc2_trans2_laketrial_aug13_2018_main_lobe_ang.I36"/>
          </calcext:conditional-format>
          <calcext:conditional-format calcext:target-range-address="sendloc2_trans2_laketrial_aug13_2018_main_lobe_ang.I37:sendloc2_trans2_laketrial_aug13_2018_main_lobe_ang.I37">
            <calcext:condition calcext:apply-style-name="Bad" calcext:value="&gt;1.001" calcext:base-cell-address="sendloc2_trans2_laketrial_aug13_2018_main_lobe_ang.I37"/>
          </calcext:conditional-format>
          <calcext:conditional-format calcext:target-range-address="sendloc2_trans2_laketrial_aug13_2018_main_lobe_ang.I38:sendloc2_trans2_laketrial_aug13_2018_main_lobe_ang.I38 sendloc2_trans2_laketrial_aug13_2018_main_lobe_ang.G38:sendloc2_trans2_laketrial_aug13_2018_main_lobe_ang.G38">
            <calcext:condition calcext:apply-style-name="Good" calcext:value="&lt;1.005" calcext:base-cell-address="sendloc2_trans2_laketrial_aug13_2018_main_lobe_ang.G38"/>
          </calcext:conditional-format>
          <calcext:conditional-format calcext:target-range-address="sendloc2_trans2_laketrial_aug13_2018_main_lobe_ang.I39:sendloc2_trans2_laketrial_aug13_2018_main_lobe_ang.I39 sendloc2_trans2_laketrial_aug13_2018_main_lobe_ang.G39:sendloc2_trans2_laketrial_aug13_2018_main_lobe_ang.G39">
            <calcext:condition calcext:apply-style-name="Good" calcext:value="&lt;1.01" calcext:base-cell-address="sendloc2_trans2_laketrial_aug13_2018_main_lobe_ang.G39"/>
          </calcext:conditional-format>
          <calcext:conditional-format calcext:target-range-address="sendloc2_trans2_laketrial_aug13_2018_main_lobe_ang.G37:sendloc2_trans2_laketrial_aug13_2018_main_lobe_ang.G37">
            <calcext:condition calcext:apply-style-name="Bad" calcext:value="&gt;1.001" calcext:base-cell-address="sendloc2_trans2_laketrial_aug13_2018_main_lobe_ang.G37"/>
            <calcext:condition calcext:apply-style-name="Bad" calcext:value="&lt;0.999" calcext:base-cell-address="sendloc2_trans2_laketrial_aug13_2018_main_lobe_ang.G37"/>
            <calcext:condition calcext:apply-style-name="Good" calcext:value="between(0.999,1.001)" calcext:base-cell-address="sendloc2_trans2_laketrial_aug13_2018_main_lobe_ang.G37"/>
          </calcext:conditional-format>
          <calcext:conditional-format calcext:target-range-address="sendloc2_trans2_laketrial_aug13_2018_main_lobe_ang.G36:sendloc2_trans2_laketrial_aug13_2018_main_lobe_ang.G36">
            <calcext:condition calcext:apply-style-name="Good" calcext:value="=1" calcext:base-cell-address="sendloc2_trans2_laketrial_aug13_2018_main_lobe_ang.G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11:13.414581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1-16T16:59:33.680139754</dc:date>
    <meta:editing-duration>PT4H1M27S</meta:editing-duration>
    <meta:editing-cycles>2</meta:editing-cycles>
    <meta:document-statistic meta:table-count="1" meta:cell-count="2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64cm" svg:height="11.961cm" xlink:href=".." xlink:type="simple" chart:class="chart:line" chart:style-name="ch1">
        <chart:legend chart:legend-position="end" svg:x="18.227cm" svg:y="5.681cm" style:legend-expansion="high" chart:style-name="ch2"/>
        <chart:plot-area chart:style-name="ch3" table:cell-range-address="sendloc2_trans2_laketrial_aug13_2018_main_lobe_ang.G1:sendloc2_trans2_laketrial_aug13_2018_main_lobe_ang.G34" svg:x="0.425cm" svg:y="0.239cm" svg:width="17.377cm" svg:height="11.483cm">
          <chartooo:coordinate-region svg:x="1.417cm" svg:y="0.438cm" svg:width="16.172cm" svg:height="10.6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dloc2_trans2_laketrial_aug13_2018_main_lobe_ang.G1:sendloc2_trans2_laketrial_aug13_2018_main_lobe_ang.G34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4015571272463">
                <text:p>0.0184015571272463</text:p>
                <draw:g>
                  <svg:desc>sendloc2_trans2_laketrial_aug13_2018_main_lobe_ang.G1:sendloc2_trans2_laketrial_aug13_2018_main_lobe_ang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2187579352819">
                <text:p>0.0102187579352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1600744669068">
                <text:p>0.0621600744669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88347383323567">
                <text:p>0.0488347383323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6030227716392">
                <text:p>0.018603022771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4039472468226">
                <text:p>0.0224039472468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9374839840032">
                <text:p>0.0239374839840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3823988541532">
                <text:p>0.0193823988541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1810457328006">
                <text:p>0.0621810457328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8275665735627">
                <text:p>0.108275665735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64696920856258">
                <text:p>0.00464696920856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72775505773133">
                <text:p>0.00972775505773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89374896644597">
                <text:p>0.000589374896644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52194256317217">
                <text:p>0.0852194256317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20160972615873">
                <text:p>0.00620160972615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8104975602508">
                <text:p>0.0148104975602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71954172675221">
                <text:p>0.0571954172675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64419615663784">
                <text:p>0.00864419615663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9429799390974">
                <text:p>0.0179429799390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1953282338794">
                <text:p>0.0211953282338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5193852897293">
                <text:p>0.0205193852897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8130519212816">
                <text:p>0.018130519212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2498796590518">
                <text:p>0.0232498796590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63489305776655">
                <text:p>0.0763489305776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07123252948386">
                <text:p>0.07071232529483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19136047748858">
                <text:p>0.007191360477488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8191810199476">
                <text:p>0.0148191810199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8207580859468">
                <text:p>0.0378207580859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30346407128612">
                <text:p>0.00430346407128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38427412035432">
                <text:p>0.000238427412035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30569378854589">
                <text:p>0.0930569378854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33689978069944">
                <text:p>0.00433689978069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89498720527731">
                <text:p>0.006894987205277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046983371041">
                <text:p>0.0018046983371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